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29cm" draw:marker-start-width="0.99cm" draw:marker-end-width="0.99cm" draw:fill-color="#ffffff" draw:textarea-horizontal-align="justify" draw:textarea-vertical-align="middle" draw:auto-grow-height="false" fo:min-height="19.048cm" fo:min-width="14.179cm" fo:padding-top="0.386cm" fo:padding-bottom="0.386cm" fo:padding-left="0.511cm" fo:padding-right="0.511cm"/>
    </style:style>
    <style:style style:name="gr2" style:family="graphic" style:parent-style-name="standard">
      <style:graphic-properties svg:stroke-width="0.212cm" svg:stroke-color="#ff0000" draw:marker-start-width="0.359cm" draw:marker-end-width="0.359cm" draw:fill-color="#ff6d6d" draw:textarea-horizontal-align="justify" draw:textarea-vertical-align="middle" draw:auto-grow-height="false" fo:min-height="4.772cm" fo:min-width="4.522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fill-color="#ffffff" draw:textarea-horizontal-align="justify" draw:textarea-vertical-align="middle" draw:auto-grow-height="false" fo:min-height="0.758cm" fo:min-width="0.508cm" fo:padding-top="0.231cm" fo:padding-bottom="0.231cm" fo:padding-left="0.356cm" fo:padding-right="0.356cm"/>
    </style:style>
    <style:style style:name="gr4" style:family="graphic" style:parent-style-name="objectwithoutfill">
      <style:graphic-properties draw:stroke="dash" draw:stroke-dash="Double_20_Dash" svg:stroke-width="0.353cm" svg:stroke-color="#000000" draw:marker-start-width="0.728cm" draw:marker-end-width="0.728cm" draw:fill="none" draw:fill-color="#ffffff" draw:textarea-vertical-align="middle" fo:padding-top="0.3cm" fo:padding-bottom="0.3cm" fo:padding-left="0.425cm" fo:padding-right="0.425cm"/>
    </style:style>
    <style:style style:name="gr5" style:family="graphic" style:parent-style-name="objectwithoutfill">
      <style:graphic-properties draw:stroke="dash" draw:stroke-dash="Double_20_Dash_20_Dot_20_Dot" svg:stroke-width="0.353cm" svg:stroke-color="#000000" draw:marker-start-width="0.728cm" draw:marker-end-width="0.728cm" draw:fill="none" draw:fill-color="#ffffff" draw:textarea-vertical-align="middle" fo:padding-top="0.3cm" fo:padding-bottom="0.3cm" fo:padding-left="0.425cm" fo:padding-right="0.425cm"/>
    </style:style>
    <style:style style:name="gr6" style:family="graphic" style:parent-style-name="objectwithoutfill">
      <style:graphic-properties draw:stroke="dash" draw:stroke-dash="Long_20_Dash" svg:stroke-width="0.353cm" svg:stroke-color="#000000" draw:marker-start-width="0.728cm" draw:marker-end-width="0.728cm" draw:fill="none" draw:fill-color="#ffffff" draw:textarea-vertical-align="middle" fo:padding-top="0.3cm" fo:padding-bottom="0.3cm" fo:padding-left="0.425cm" fo:padding-right="0.425cm"/>
    </style:style>
    <style:style style:name="gr7" style:family="graphic" style:parent-style-name="objectwithoutfill">
      <style:graphic-properties draw:stroke="dash" draw:stroke-dash="Long_20_Dash_20_Dot" svg:stroke-width="0.353cm" svg:stroke-color="#000000" draw:marker-start-width="0.728cm" draw:marker-end-width="0.728cm" draw:fill="none" draw:fill-color="#ffffff" draw:textarea-vertical-align="middle" fo:padding-top="0.3cm" fo:padding-bottom="0.3cm" fo:padding-left="0.425cm" fo:padding-right="0.425cm"/>
    </style:style>
    <style:style style:name="gr8" style:family="graphic" style:parent-style-name="objectwithoutfill">
      <style:graphic-properties draw:stroke="dash" draw:stroke-dash="Double_20_Dash_20_Dot" svg:stroke-width="0.353cm" svg:stroke-color="#000000" draw:marker-start-width="0.728cm" draw:marker-end-width="0.728cm" draw:fill="none" draw:fill-color="#ffffff" draw:textarea-vertical-align="middle" fo:padding-top="0.3cm" fo:padding-bottom="0.3cm" fo:padding-left="0.425cm" fo:padding-right="0.42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6d6d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2cm" svg:height="22.45cm" draw:transform="rotate (-3.14159265358979) translate (16.5cm 24.25cm)">
          <text:p/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2" draw:text-style-name="P2" draw:layer="layout" svg:width="7.25cm" svg:height="7.25cm" svg:x="12.7cm" svg:y="20.4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5.304cm" svg:height="5.304cm" draw:transform="rotate (0.785398163397448) translate (12.574cm 24.075cm)">
            <text:p/>
  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749.75299929428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" draw:text-style-name="P3" draw:layer="layout" svg:x1="4.3cm" svg:y1="7.55cm" svg:x2="14.8cm" svg:y2="7.55cm">
          <text:p/>
        </draw:line>
        <draw:line draw:style-name="gr5" draw:text-style-name="P3" draw:layer="layout" svg:x1="4.3cm" svg:y1="10.55cm" svg:x2="14.8cm" svg:y2="10.55cm">
          <text:p/>
        </draw:line>
        <draw:line draw:style-name="gr6" draw:text-style-name="P3" draw:layer="layout" svg:x1="4.3cm" svg:y1="13.3cm" svg:x2="14.8cm" svg:y2="13.3cm">
          <text:p/>
        </draw:line>
        <draw:line draw:style-name="gr7" draw:text-style-name="P3" draw:layer="layout" svg:x1="4.3cm" svg:y1="15.8cm" svg:x2="14.8cm" svg:y2="15.8cm">
          <text:p/>
        </draw:line>
        <draw:line draw:style-name="gr8" draw:text-style-name="P3" draw:layer="layout" svg:x1="4.3cm" svg:y1="18.55cm" svg:x2="14.8cm" svg:y2="18.5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  <draw:stroke-dash draw:name="Double_20_Dash_20_Dot_20_Dot" draw:display-name="Double Dash Dot Dot" draw:style="rect" draw:dots1="1" draw:dots1-length="800%" draw:dots2="2" draw:dots2-length="100%" draw:distance="300%"/>
    <draw:stroke-dash draw:name="Fine_20_Dotted" draw:display-name="Fine Dotted" draw:style="rect" draw:dots1="1" draw:distance="0.457cm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3T23:07:38.323217519</meta:creation-date>
    <dc:date>2021-08-13T23:21:48.144808060</dc:date>
    <meta:editing-duration>PT3M</meta:editing-duration>
    <meta:editing-cycles>2</meta:editing-cycles>
    <meta:generator>LibreOffice/7.1.3.2$Linux_X86_64 LibreOffice_project/10$Build-2</meta:generator>
    <meta:document-statistic meta:object-count="9"/>
  </office:meta>
</office:document-meta>
</file>